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7403" officeooo:paragraph-rsid="000f7403"/>
    </style:style>
    <style:style style:name="P2" style:family="paragraph" style:parent-style-name="Standard">
      <style:text-properties officeooo:rsid="000f7403" officeooo:paragraph-rsid="000f7403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f7403" officeooo:paragraph-rsid="000f7403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2pt" style:text-underline-style="none" fo:font-weight="normal" officeooo:rsid="001080f0" officeooo:paragraph-rsid="001080f0" style:font-weight-asian="normal" style:font-weight-complex="normal"/>
    </style:style>
    <style:style style:name="P5" style:family="paragraph" style:parent-style-name="Standard">
      <style:text-properties fo:font-size="12pt" style:text-underline-style="none" fo:font-weight="normal" officeooo:rsid="0010a738" officeooo:paragraph-rsid="0010a738" style:font-weight-asian="normal" style:font-weight-complex="normal"/>
    </style:style>
    <style:style style:name="P6" style:family="paragraph" style:parent-style-name="Standard"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normal" officeooo:rsid="001a7882" officeooo:paragraph-rsid="001a7882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2090c1" officeooo:paragraph-rsid="002090c1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2579d5" officeooo:paragraph-rsid="002579d5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bold" officeooo:rsid="0010a738" officeooo:paragraph-rsid="0010a738" style:font-weight-asian="bold" style:font-weight-complex="bold"/>
    </style:style>
    <style:style style:name="P11" style:family="paragraph" style:parent-style-name="Standard">
      <style:text-properties fo:font-size="12pt" fo:font-style="italic" style:text-underline-style="none" fo:font-weight="normal" officeooo:rsid="0010a738" officeooo:paragraph-rsid="0010a738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080f0" officeooo:paragraph-rsid="001080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7403" officeooo:paragraph-rsid="000f7403" style:font-weight-asian="bold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0f7403" officeooo:paragraph-rsid="000f7403" style:font-weight-asian="bold" style:font-weight-complex="bold"/>
    </style:style>
    <style:style style:name="P15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94bb" officeooo:paragraph-rsid="001194bb" style:font-weight-asian="bold" style:font-weight-complex="bold"/>
    </style:style>
    <style:style style:name="P16" style:family="paragraph" style:parent-style-name="Standard" style:list-style-name="L1">
      <style:text-properties fo:font-size="14pt" style:text-underline-style="none" fo:font-weight="bold" officeooo:rsid="001194bb" officeooo:paragraph-rsid="001194bb" style:font-weight-asian="bold" style:font-weight-complex="bold"/>
    </style:style>
    <style:style style:name="P17" style:family="paragraph" style:parent-style-name="Standard" style:list-style-name="L1">
      <style:text-properties fo:font-size="14pt" style:text-underline-style="none" fo:font-weight="bold" officeooo:rsid="0018a5a2" officeooo:paragraph-rsid="0018a5a2" style:font-weight-asian="bold" style:font-weight-complex="bold"/>
    </style:style>
    <style:style style:name="P18" style:family="paragraph" style:parent-style-name="Standard" style:list-style-name="L1">
      <style:text-properties fo:font-size="14pt" style:text-underline-style="none" fo:font-weight="bold" officeooo:rsid="002155f4" officeooo:paragraph-rsid="002155f4" style:font-weight-asian="bold" style:font-weight-complex="bold"/>
    </style:style>
    <style:style style:name="P19" style:family="paragraph" style:parent-style-name="Standard" style:list-style-name="">
      <style:text-properties fo:font-size="14pt" style:text-underline-style="none" fo:font-weight="bold" officeooo:rsid="0027cef6" officeooo:paragraph-rsid="0027cef6" style:font-weight-asian="bold" style:font-weight-complex="bold"/>
    </style:style>
    <style:style style:name="P20" style:family="paragraph" style:parent-style-name="Standard" style:list-style-name="L1">
      <style:text-properties fo:font-size="12pt" style:text-underline-style="none" fo:font-weight="bold" officeooo:rsid="001194bb" officeooo:paragraph-rsid="001194bb" style:font-weight-asian="bold" style:font-weight-complex="bold"/>
    </style:style>
    <style:style style:name="P21" style:family="paragraph" style:parent-style-name="Standard" style:list-style-name="L1">
      <style:text-properties fo:font-size="12pt" style:text-underline-style="none" fo:font-weight="normal" officeooo:rsid="0012f5ea" officeooo:paragraph-rsid="0012f5ea" style:font-weight-asian="normal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officeooo:rsid="001194bb" officeooo:paragraph-rsid="0012450d" style:font-weight-asian="normal" style:font-weight-complex="normal"/>
    </style:style>
    <style:style style:name="P23" style:family="paragraph" style:parent-style-name="Standard" style:list-style-name="L1">
      <style:text-properties fo:font-size="12pt" style:text-underline-style="none" fo:font-weight="normal" officeooo:rsid="0013c70a" officeooo:paragraph-rsid="0013c70a" style:font-weight-asian="normal" style:font-weight-complex="normal"/>
    </style:style>
    <style:style style:name="P24" style:family="paragraph" style:parent-style-name="Standard" style:list-style-name="L1">
      <style:text-properties fo:font-size="12pt" style:text-underline-style="none" fo:font-weight="normal" officeooo:rsid="0013c70a" officeooo:paragraph-rsid="00154af2" style:font-weight-asian="normal" style:font-weight-complex="normal"/>
    </style:style>
    <style:style style:name="P25" style:family="paragraph" style:parent-style-name="Standard" style:list-style-name="L1"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26" style:family="paragraph" style:parent-style-name="Standard" style:list-style-name="L1">
      <style:text-properties fo:font-size="12pt" style:text-underline-style="none" fo:font-weight="normal" officeooo:rsid="0018485a" officeooo:paragraph-rsid="0018485a" style:font-weight-asian="normal" style:font-weight-complex="normal"/>
    </style:style>
    <style:style style:name="P27" style:family="paragraph" style:parent-style-name="Standard" style:list-style-name="L1">
      <style:text-properties fo:font-size="12pt" style:text-underline-style="none" fo:font-weight="normal" officeooo:rsid="0018485a" officeooo:paragraph-rsid="0018a5a2" style:font-weight-asian="normal" style:font-weight-complex="normal"/>
    </style:style>
    <style:style style:name="P28" style:family="paragraph" style:parent-style-name="Standard" style:list-style-name="L1">
      <style:text-properties fo:font-size="12pt" style:text-underline-style="none" fo:font-weight="normal" officeooo:rsid="0018a5a2" officeooo:paragraph-rsid="0018a5a2" style:font-weight-asian="normal" style:font-weight-complex="normal"/>
    </style:style>
    <style:style style:name="P29" style:family="paragraph" style:parent-style-name="Standard" style:list-style-name="L1">
      <style:text-properties fo:font-size="12pt" style:text-underline-style="none" fo:font-weight="normal" officeooo:rsid="001a673a" officeooo:paragraph-rsid="001a673a" style:font-weight-asian="normal" style:font-weight-complex="normal"/>
    </style:style>
    <style:style style:name="P30" style:family="paragraph" style:parent-style-name="Standard" style:list-style-name="L1">
      <style:text-properties fo:font-size="12pt" style:text-underline-style="none" fo:font-weight="normal" officeooo:rsid="001a7882" officeooo:paragraph-rsid="001a7882" style:font-weight-asian="normal" style:font-weight-complex="normal"/>
    </style:style>
    <style:style style:name="P31" style:family="paragraph" style:parent-style-name="Standard" style:list-style-name="L1">
      <style:text-properties fo:font-size="12pt" style:text-underline-style="none" fo:font-weight="normal" officeooo:rsid="001b734c" officeooo:paragraph-rsid="001b734c" style:font-weight-asian="normal" style:font-weight-complex="normal"/>
    </style:style>
    <style:style style:name="P32" style:family="paragraph" style:parent-style-name="Standard" style:list-style-name="L1">
      <style:text-properties fo:font-size="12pt" style:text-underline-style="none" fo:font-weight="normal" officeooo:rsid="001cf0c1" officeooo:paragraph-rsid="001cf0c1" style:font-weight-asian="normal" style:font-weight-complex="normal"/>
    </style:style>
    <style:style style:name="P33" style:family="paragraph" style:parent-style-name="Standard" style:list-style-name="L1">
      <style:text-properties fo:font-size="12pt" style:text-underline-style="none" fo:font-weight="normal" officeooo:rsid="001ea6fc" officeooo:paragraph-rsid="001ea6fc" style:font-weight-asian="normal" style:font-weight-complex="normal"/>
    </style:style>
    <style:style style:name="P34" style:family="paragraph" style:parent-style-name="Standard" style:list-style-name="L1">
      <style:text-properties fo:font-size="12pt" style:text-underline-style="none" fo:font-weight="normal" officeooo:rsid="002090c1" officeooo:paragraph-rsid="002090c1" style:font-weight-asian="normal" style:font-weight-complex="normal"/>
    </style:style>
    <style:style style:name="P35" style:family="paragraph" style:parent-style-name="Standard" style:list-style-name="L1">
      <style:text-properties fo:font-size="12pt" style:text-underline-style="none" fo:font-weight="normal" officeooo:rsid="002155f4" officeooo:paragraph-rsid="002155f4" style:font-weight-asian="normal" style:font-weight-complex="normal"/>
    </style:style>
    <style:style style:name="P36" style:family="paragraph" style:parent-style-name="Standard" style:list-style-name="L1">
      <style:text-properties fo:font-size="12pt" style:text-underline-style="none" fo:font-weight="normal" officeooo:rsid="00224bf8" officeooo:paragraph-rsid="00224bf8" style:font-weight-asian="normal" style:font-weight-complex="normal"/>
    </style:style>
    <style:style style:name="P37" style:family="paragraph" style:parent-style-name="Standard" style:list-style-name="L1">
      <style:text-properties fo:font-size="12pt" style:text-underline-style="none" fo:font-weight="normal" officeooo:rsid="0023d0b6" officeooo:paragraph-rsid="0023d0b6" style:font-weight-asian="normal" style:font-weight-complex="normal"/>
    </style:style>
    <style:style style:name="P38" style:family="paragraph" style:parent-style-name="Standard" style:list-style-name="L1">
      <style:text-properties fo:font-size="12pt" style:text-underline-style="none" fo:font-weight="normal" officeooo:rsid="002579d5" officeooo:paragraph-rsid="002579d5" style:font-weight-asian="normal" style:font-weight-complex="normal"/>
    </style:style>
    <style:style style:name="P39" style:family="paragraph" style:parent-style-name="Standard" style:list-style-name="L1">
      <style:text-properties fo:font-size="12pt" style:text-underline-style="none" fo:font-weight="normal" officeooo:rsid="0025f283" officeooo:paragraph-rsid="0025f283" style:font-weight-asian="normal" style:font-weight-complex="normal"/>
    </style:style>
    <style:style style:name="P40" style:family="paragraph" style:parent-style-name="Standard" style:list-style-name="L1">
      <style:text-properties fo:font-size="12pt" style:text-underline-style="none" fo:font-weight="normal" officeooo:rsid="00271a97" officeooo:paragraph-rsid="00271a97" style:font-weight-asian="normal" style:font-weight-complex="normal"/>
    </style:style>
    <style:style style:name="P41" style:family="paragraph" style:parent-style-name="Standard" style:list-style-name="L1">
      <style:text-properties fo:font-size="12pt" style:text-underline-style="none" fo:font-weight="normal" officeooo:rsid="0027cef6" officeooo:paragraph-rsid="0027cef6" style:font-weight-asian="normal" style:font-weight-complex="normal"/>
    </style:style>
    <style:style style:name="P42" style:family="paragraph" style:parent-style-name="Standard" style:list-style-name="L1">
      <style:text-properties fo:font-size="12pt" style:text-underline-style="none" fo:font-weight="normal" officeooo:rsid="0029a72a" officeooo:paragraph-rsid="0029a72a" style:font-weight-asian="normal" style:font-weight-complex="normal"/>
    </style:style>
    <style:style style:name="P43" style:family="paragraph" style:parent-style-name="Standard">
      <style:text-properties fo:font-size="12pt" style:text-underline-style="none" fo:font-weight="normal" officeooo:rsid="0029a72a" officeooo:paragraph-rsid="0029a72a" style:font-weight-asian="normal" style:font-weight-complex="normal"/>
    </style:style>
    <style:style style:name="P44" style:family="paragraph" style:parent-style-name="Standard" style:list-style-name="L1">
      <style:text-properties fo:font-size="12pt" fo:font-style="italic" style:text-underline-style="none" fo:font-weight="normal" officeooo:rsid="002090c1" officeooo:paragraph-rsid="002090c1" style:font-style-asian="italic" style:font-weight-asian="normal" style:font-style-complex="italic" style:font-weight-complex="normal"/>
    </style:style>
    <style:style style:name="P45" style:family="paragraph" style:parent-style-name="Standard" style:list-style-name="L1">
      <style:text-properties fo:font-size="10pt" style:text-underline-style="none" fo:font-weight="normal" officeooo:rsid="0018485a" officeooo:paragraph-rsid="0018485a" style:font-weight-asian="normal" style:font-weight-complex="normal"/>
    </style:style>
    <style:style style:name="P46" style:family="paragraph" style:parent-style-name="Standard" style:list-style-name="L1">
      <style:paragraph-properties fo:break-before="page"/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47" style:family="paragraph" style:parent-style-name="Standard" style:list-style-name="L1">
      <style:paragraph-properties fo:break-before="page"/>
      <style:text-properties fo:font-size="14pt" style:text-underline-style="none" fo:font-weight="bold" officeooo:rsid="001cf0c1" officeooo:paragraph-rsid="001cf0c1" style:font-weight-asian="bold" style:font-weight-complex="bold"/>
    </style:style>
    <style:style style:name="P48" style:family="paragraph" style:parent-style-name="Standard" style:list-style-name="L1">
      <style:paragraph-properties fo:break-before="page"/>
      <style:text-properties fo:font-size="14pt" style:text-underline-style="none" fo:font-weight="bold" officeooo:rsid="002579d5" officeooo:paragraph-rsid="002579d5" style:font-weight-asian="bold" style:font-weight-complex="bold"/>
    </style:style>
    <style:style style:name="P49" style:family="paragraph" style:parent-style-name="Standard" style:list-style-name="L1">
      <style:paragraph-properties fo:break-before="page"/>
      <style:text-properties fo:font-size="14pt" style:text-underline-style="none" fo:font-weight="bold" officeooo:rsid="0027cef6" officeooo:paragraph-rsid="0027cef6" style:font-weight-asian="bold" style:font-weight-complex="bold"/>
    </style:style>
    <style:style style:name="P5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090c1" officeooo:paragraph-rsid="002090c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54af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af2" style:font-style-asian="italic" style:font-style-complex="italic"/>
    </style:style>
    <style:style style:name="T6" style:family="text">
      <style:text-properties officeooo:rsid="0016f4cd"/>
    </style:style>
    <style:style style:name="T7" style:family="text">
      <style:text-properties officeooo:rsid="0018485a"/>
    </style:style>
    <style:style style:name="T8" style:family="text">
      <style:text-properties officeooo:rsid="0018a5a2"/>
    </style:style>
    <style:style style:name="T9" style:family="text">
      <style:text-properties officeooo:rsid="002579d5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me III</text:p>
      <text:p text:style-name="P13">Grandes puissances et conflits dans le monde depuis 1945</text:p>
      <text:p text:style-name="P2"/>
      <text:p text:style-name="P14">Séquence 1 : Les chemins de la puissance</text:p>
      <text:p text:style-name="P12">Séance 1 : Les États-Unis et le monde depuis 1945</text:p>
      <text:p text:style-name="P4"/>
      <text:p text:style-name="P10">Problématique : </text:p>
      <text:p text:style-name="P11">Comment évolue la place des États-Unis dans le monde depuis 1945 ?</text:p>
      <text:p text:style-name="P5"/>
      <text:list xml:id="list2889375475315916004" text:style-name="L1">
        <text:list-item>
          <text:p text:style-name="P15">La puissance assumée au temps de la guerre froide (1945-19<text:span text:style-name="T8">91</text:span>)</text:p>
          <text:list>
            <text:list-item>
              <text:p text:style-name="P16">Les États-Unis à la tête du monde libre (1945-1960)</text:p>
              <text:list>
                <text:list-item>
                  <text:p text:style-name="P20">Les États-Unis assument leur puissance au lendemain de la seconde guerre mondiale </text:p>
                  <text:list>
                    <text:list-item>
                      <text:p text:style-name="P21">TP – Comment les États-Unis s’imposent-ils comme la puissance influente du nouvel ordre mondial ?</text:p>
                      <text:p text:style-name="P22"/>
                    </text:list-item>
                  </text:list>
                </text:list-item>
                <text:list-item>
                  <text:p text:style-name="P21">L’engagement total contre le communisme </text:p>
                  <text:list>
                    <text:list-item>
                      <text:p text:style-name="P21">Si on laisse des pays dans la misère, le communisme va se mettre en place </text:p>
                      <text:p text:style-name="P21">→ Les États-Unis vont donc aider ceux-ci pour l’en empêcher </text:p>
                    </text:list-item>
                    <text:list-item>
                      <text:p text:style-name="P21">Doctrine Truman : </text:p>
                      <text:list>
                        <text:list-item>
                          <text:p text:style-name="P21">2 modes de vie </text:p>
                          <text:list>
                            <text:list-header>
                              <text:p text:style-name="P21">Libéralisme américain </text:p>
                              <text:p text:style-name="P21">Communisme de l’URSS </text:p>
                            </text:list-header>
                          </text:list>
                        </text:list-item>
                        <text:list-item>
                          <text:p text:style-name="P21">Communisme → Misère → Dictature </text:p>
                        </text:list-item>
                        <text:list-item>
                          <text:p text:style-name="P23">USA : Être à la tête du monde libre, contre l’URSS </text:p>
                          <text:p text:style-name="P23">→ Guerre froide </text:p>
                        </text:list-item>
                      </text:list>
                    </text:list-item>
                    <text:list-item>
                      <text:p text:style-name="P24">Les <text:span text:style-name="T3">États-Unis</text:span> ne veulent pas que l’URSS avance </text:p>
                      <text:list>
                        <text:list-header>
                          <text:p text:style-name="P24">→ Endiguement <text:span text:style-name="T3">(ou </text:span><text:span text:style-name="T5">Containment</text:span><text:span text:style-name="T3">)</text:span></text:p>
                          <text:list>
                            <text:list-header>
                              <text:p text:style-name="P25">Politique officielle des <text:span text:style-name="T6">États-Unis</text:span> à partir de 1947 pour faire barrage à l’essor du communisme</text:p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25">1949 : Pacte atlantique </text:p>
                      <text:list>
                        <text:list-item>
                          <text:p text:style-name="P25">Objectif : Remplacer les alliances d’avant la 2<text:span text:style-name="T1">e</text:span> Guerre Mondiale </text:p>
                        </text:list-item>
                        <text:list-item>
                          <text:p text:style-name="P25">Les pays signataires sont forcément des démocraties </text:p>
                        </text:list-item>
                      </text:list>
                      <text:p text:style-name="P25">1950 : Naissance de l’OTAN → Bases militaires terrestres et maritimes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58594639297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6">« La chasse aux sorcières » ou Maccarthysme </text:p>
                      <text:list>
                        <text:list-item>
                          <text:p text:style-name="P25"><text:span text:style-name="T7">Aux</text:span> États-Unis, <text:span text:style-name="T7">on recherche et exécute des sympathisants au communisme </text:span></text:p>
                        </text:list-item>
                      </text:list>
                      <text:p text:style-name="P26"><text:span text:style-name="T8">I</text:span>ntervention en Asie </text:p>
                      <text:list text:continue-numbering="true">
                        <text:list-item>
                          <text:p text:style-name="P26">Corée : Nord → Orient, Sud → Occident </text:p>
                          <text:list>
                            <text:list-header>
                              <text:p text:style-name="P45">Les Nord-Coréens envahissent la Sud-Corée</text:p>
                            </text:list-header>
                          </text:list>
                        </text:list-item>
                        <text:list-item>
                          <text:p text:style-name="P27">Indochine, Vietnam, 1954 1973 1975</text:p>
                        </text:list-item>
                      </text:list>
                    </text:list-item>
                    <text:list-item>
                      <text:p text:style-name="P27">La « théorie des dominos » : Si l’un tombe, ça se propage <text:s/></text:p>
                      <text:list>
                        <text:list-item>
                          <text:p text:style-name="P27">Il est impératif pour les USA d’intervenir en Asie </text:p>
                        </text:list-item>
                      </text:list>
                    </text:list-item>
                    <text:list-item>
                      <text:p text:style-name="P28">Deux autres crises où les USA vont intervenir :</text:p>
                      <text:list>
                        <text:list-item>
                          <text:p text:style-name="P28">Crise de Cuba </text:p>
                          <text:list>
                            <text:list-header>
                              <text:p text:style-name="P28">Cuba = communiste </text:p>
                              <text:p text:style-name="P28">Russes emmènent missiles à Cuba, dirigés contre les USA </text:p>
                              <text:p text:style-name="P28">USA envoient des sous-marins dans la baie des cochons </text:p>
                              <text:p text:style-name="P28">On n’était pas loin d’une 3<text:span text:style-name="T1">e</text:span> Guerre Mondiale, 1962 </text:p>
                            </text:list-header>
                          </text:list>
                        </text:list-item>
                        <text:list-item>
                          <text:p text:style-name="P28">Crise de Berlin (1961-1962)</text:p>
                        </text:list-item>
                      </text:list>
                    </text:list-item>
                  </text:list>
                  <text:p text:style-name="P28">Principal objectif : empêcher les communistes de progresser dans la conquête des territoires </text:p>
                  <text:p text:style-name="P28"/>
                </text:list-item>
              </text:list>
            </text:list-item>
            <text:list-item>
              <text:p text:style-name="P17">Le temps des incertitudes (1960-1980)</text:p>
              <text:list>
                <text:list-item>
                  <text:p text:style-name="P28">Une suprématie disputée </text:p>
                  <text:list>
                    <text:list-item>
                      <text:p text:style-name="P29">Sorte de course de l’espace </text:p>
                    </text:list-item>
                    <text:list-item>
                      <text:p text:style-name="P29">Guerre au Vietnam </text:p>
                      <text:list>
                        <text:list-item>
                          <text:p text:style-name="P29">Jugé inutile par les USA </text:p>
                        </text:list-item>
                        <text:list-item>
                          <text:p text:style-name="P29">Mouvement Hippie contre la guerre du Vietnam </text:p>
                        </text:list-item>
                        <text:list-item>
                          <text:p text:style-name="P30">Charles de Gaulle désapprouve </text:p>
                          <text:list>
                            <text:list-header>
                              <text:p text:style-name="P31">La France sort de l’OTAN (1966) </text:p>
                            </text:list-header>
                          </text:list>
                          <text:p text:style-name="P30">→ Les États-Unis perdent leurs alliés </text:p>
                        </text:list-item>
                      </text:list>
                    </text:list-item>
                    <text:list-item>
                      <text:p text:style-name="P30">Crise des otages en Iran (1979) </text:p>
                      <text:list>
                        <text:list-item>
                          <text:p text:style-name="P31">Des occupants américains vont sur place, mais se font kidnapper, et quand ils sortent, ils sont ridiculisés </text:p>
                        </text:list-item>
                      </text:list>
                    </text:list-item>
                    <text:list-item>
                      <text:p text:style-name="P30">En Amérique latine : Le soutien aux dictatures </text:p>
                      <text:list>
                        <text:list-item>
                          <text:p text:style-name="P30">Pinochet vs Allende</text:p>
                          <text:list>
                            <text:list-header>
                              <text:p text:style-name="P30">= Extrême droite vs Socialiste </text:p>
                            </text:list-header>
                          </text:list>
                        </text:list-item>
                        <text:list-item>
                          <text:p text:style-name="P30">Les USA vont soutenir des coups d’États pour éviter l’avancée du communisme </text:p>
                        </text:list-item>
                      </text:list>
                    </text:list-item>
                    <text:list-item>
                      <text:p text:style-name="P32">Aux États-Unis</text:p>
                      <text:list>
                        <text:list-item>
                          <text:p text:style-name="P31">L’Amérique est confronté à la fin de l’accord Breton Woods </text:p>
                          <text:list>
                            <text:list-header>
                              <text:p text:style-name="P32">Problème économique </text:p>
                            </text:list-header>
                          </text:list>
                        </text:list-item>
                        <text:list-item>
                          <text:p text:style-name="P32">Le scandale du Watergate (1972) </text:p>
                          <text:list>
                            <text:list-header>
                              <text:p text:style-name="P32">Siège du parti démocrate </text:p>
                              <text:p text:style-name="P32">Nickson est accusé d’avoir mis des écoutes dans ce bâtiment </text:p>
                            </text:list-header>
                          </text:list>
                          <text:p text:style-name="P32">Il est obligé de démissionner, et sera remplacé par Carter </text:p>
                          <text:list text:continue-numbering="true">
                            <text:list-header>
                              <text:p text:style-name="P32">Politique « de bon sentiment » </text:p>
                              <text:p text:style-name="P32">= il laisse le champ libre à l’expansion du communisme 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2"/>
                </text:list-item>
              </text:list>
            </text:list-item>
          </text:list>
        </text:list-item>
      </text:list>
      <text:p text:style-name="P7"/>
      <text:list xml:id="list115859350059281" text:continue-numbering="true" text:style-name="L1">
        <text:list-item>
          <text:list>
            <text:list-item>
              <text:p text:style-name="P47"><text:span text:style-name="T4">America is back</text:span> : Les États-Unis, vainqueurs de la guerre froide (1980-1991)</text:p>
              <text:list>
                <text:list-item>
                  <text:p text:style-name="P33">Document : <text:span text:style-name="T4">Reagan face aux Soviétiques</text:span> </text:p>
                  <text:list>
                    <text:list-item>
                      <text:p text:style-name="P33">Ronald Reagan justifie les dépenses qu’il va devoir effectuer contre le communisme </text:p>
                    </text:list-item>
                    <text:list-item>
                      <text:p text:style-name="P33">Il critique le président Carter car il doit augmenter ses dépenses dans l’armée </text:p>
                    </text:list-item>
                    <text:list-item>
                      <text:p text:style-name="P33">Pour R. Reagan : URSS = L’Empire du mal</text:p>
                    </text:list-item>
                    <text:list-item>
                      <text:p text:style-name="P33">Dépenses miliraires : +5% </text:p>
                    </text:list-item>
                    <text:list-item>
                      <text:p text:style-name="P33">Projet IDS : </text:p>
                      <text:list>
                        <text:list-item>
                          <text:p text:style-name="P33">Faire un bouclier avec des lasers </text:p>
                          <text:list>
                            <text:list-header>
                              <text:p text:style-name="P33">Star Wars représente exactement la guerre froide </text:p>
                              <text:list>
                                <text:list-header>
                                  <text:p text:style-name="P33">L’Empire = l’URSS ; La Résistance = USA 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33">Politique de <text:span text:style-name="T4">Rollback</text:span> : Faire refluer, reculer le communisme </text:p>
                    </text:list-item>
                  </text:list>
                </text:list-item>
                <text:list-item>
                  <text:p text:style-name="P33">URSS, Gorbatchev au pouvoir </text:p>
                  <text:list>
                    <text:list-item>
                      <text:p text:style-name="P33">Il est d’accord pour signer des accords de désarmement nucléaire avec l’Amérique </text:p>
                      <text:list>
                        <text:list-item>
                          <text:p text:style-name="P33">Traité de Washington, 1987 </text:p>
                        </text:list-item>
                        <text:list-item>
                          <text:p text:style-name="P33">Il n’est pas question de supprimer, mais de diminuer l’armement nucléaire </text:p>
                        </text:list-item>
                      </text:list>
                    </text:list-item>
                  </text:list>
                </text:list-item>
                <text:list-item>
                  <text:p text:style-name="P34">Chute du communisme en 1989 </text:p>
                  <text:p text:style-name="P34">Chute de l’URSS en 1991</text:p>
                  <text:list>
                    <text:list-item>
                      <text:list>
                        <text:list-item>
                          <text:p text:style-name="P34">Victoire de l’Amériqu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15858883163663" text:continue-numbering="true" text:style-name="L1">
        <text:list-item>
          <text:p text:style-name="P50">Les fragilités de l’hyperpuissance depuis 1991</text:p>
          <text:p text:style-name="P44">La chute de l’URSS permet-elle aux États-Unis le monopole de la puissance mondiale ?</text:p>
          <text:list>
            <text:list-item>
              <text:p text:style-name="P18">Les années 1990 : La décennie de l’hyperpuissance</text:p>
              <text:list>
                <text:list-item>
                  <text:p text:style-name="P35">Les facettes de l’hyperpuissance </text:p>
                  <text:list>
                    <text:list-item>
                      <text:p text:style-name="P35">Hyperpuissance militaire </text:p>
                      <text:list>
                        <text:list-item>
                          <text:p text:style-name="P35">682M$ = dépenses militaires Américaine </text:p>
                          <text:p text:style-name="P35">= 32 % dépenses militaires mondiale </text:p>
                        </text:list-item>
                      </text:list>
                    </text:list-item>
                    <text:list-item>
                      <text:p text:style-name="P35">Monnaie d’échange internationale </text:p>
                      <text:list>
                        <text:list-item>
                          <text:p text:style-name="P35">PNB USA = 20 % PNB Mondial </text:p>
                        </text:list-item>
                      </text:list>
                    </text:list-item>
                    <text:list-item>
                      <text:p text:style-name="P35">Le Soft-Power </text:p>
                      <text:list>
                        <text:list-item>
                          <text:p text:style-name="P35">La plupart des films à gros succès sont Américains </text:p>
                        </text:list-item>
                        <text:list-item>
                          <text:p text:style-name="P35">Les fast-foods </text:p>
                        </text:list-item>
                      </text:list>
                    </text:list-item>
                    <text:list-item>
                      <text:p text:style-name="P35">D’après F. Fukuyama, comme l’URSS n’est plus là, c’est la fin de l’histoire et on est en paix</text:p>
                    </text:list-item>
                  </text:list>
                </text:list-item>
                <text:list-item>
                  <text:p text:style-name="P35">Un nouvel ordre mondiale </text:p>
                  <text:list>
                    <text:list-item>
                      <text:p text:style-name="P36">George H W Bush, président des États-Unis </text:p>
                    </text:list-item>
                    <text:list-item>
                      <text:p text:style-name="P36">Guerre du Golfe Janvier-Mars 1991 </text:p>
                      <text:list>
                        <text:list-item>
                          <text:p text:style-name="P36">Le Koweit est envahit par l’Irak </text:p>
                        </text:list-item>
                        <text:list-item>
                          <text:p text:style-name="P36">Les USA décident d’aider le Koweit, avec l’accord de l’ONU </text:p>
                          <text:list>
                            <text:list-header>
                              <text:p text:style-name="P36">« Au nom de la démocratie » </text:p>
                            </text:list-header>
                          </text:list>
                        </text:list-item>
                        <text:list-item>
                          <text:p text:style-name="P36">800k hommes, 500k viennent des États-Unis </text:p>
                          <text:p text:style-name="P36">L’Irak est vaincu, et est accusé de posséder l’arme nucléaire </text:p>
                        </text:list-item>
                      </text:list>
                    </text:list-item>
                  </text:list>
                </text:list-item>
                <text:list-item>
                  <text:p text:style-name="P36">Les années Clinton 1992-2000, l’ère de l’Enlargement </text:p>
                  <text:list>
                    <text:list-item>
                      <text:p text:style-name="P36">Volonté d’élargir la démocratie </text:p>
                    </text:list-item>
                    <text:list-item>
                      <text:p text:style-name="P36">Toujours pas de rival </text:p>
                      <text:p text:style-name="P36">Grande capacité à influencer, à convaincre </text:p>
                    </text:list-item>
                    <text:list-item>
                      <text:p text:style-name="P37">Accords d’Oslo </text:p>
                      <text:list>
                        <text:list-header>
                          <text:p text:style-name="P37">Entre Rabin (Palestine) et Arafat (Israël) </text:p>
                          <text:p text:style-name="P37">Signés en 1993 à Washington </text:p>
                        </text:list-header>
                      </text:list>
                    </text:list-item>
                    <text:list-item>
                      <text:p text:style-name="P37">Intervention des américains en Ex-Yougoslavie </text:p>
                      <text:list>
                        <text:list-item>
                          <text:p text:style-name="P37">Ils envoient les forces de l’OTAN en 1994 </text:p>
                        </text:list-item>
                        <text:list-item>
                          <text:p text:style-name="P37">Accords de Dayton, 1995</text:p>
                        </text:list-item>
                      </text:list>
                    </text:list-item>
                    <text:list-item>
                      <text:p text:style-name="P37">1996, Bill Clinton signe le traité Start <text:span text:style-name="T9">II</text:span> (= désarmement) </text:p>
                      <text:list>
                        <text:list-item>
                          <text:p text:style-name="P37">Réduction du nucléaire </text:p>
                        </text:list-item>
                      </text:list>
                    </text:list-item>
                  </text:list>
                </text:list-item>
              </text:list>
              <text:p text:style-name="P37"/>
            </text:list-item>
          </text:list>
        </text:list-item>
      </text:list>
      <text:p text:style-name="P9"/>
      <text:list xml:id="list115858604315504" text:continue-numbering="true" text:style-name="L1">
        <text:list-item>
          <text:list>
            <text:list-item>
              <text:p text:style-name="P48">Les difficultés de l’hyperpuissance après 2001</text:p>
              <text:list>
                <text:list-item>
                  <text:p text:style-name="P38">11 septembre 2001 </text:p>
                  <text:list>
                    <text:list-item>
                      <text:p text:style-name="P38">Attaque aérienne </text:p>
                      <text:list>
                        <text:list-item>
                          <text:p text:style-name="P38">2 avions → Tours jumelles </text:p>
                          <text:list>
                            <text:list-header>
                              <text:p text:style-name="P38">Puissance économique </text:p>
                            </text:list-header>
                          </text:list>
                        </text:list-item>
                        <text:list-item>
                          <text:p text:style-name="P38">1 → Pentagone </text:p>
                          <text:list>
                            <text:list-header>
                              <text:p text:style-name="P38">Puissance militaire </text:p>
                            </text:list-header>
                          </text:list>
                        </text:list-item>
                        <text:list-item>
                          <text:p text:style-name="P38">1 → Maison Blanche </text:p>
                          <text:list>
                            <text:list-header>
                              <text:p text:style-name="P38">Puissance politique </text:p>
                              <text:p text:style-name="P38">(L’avion a pu être détourné) 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38">Les terroristes ont aussi gagné sur le plan médiatique </text:p>
                      <text:list>
                        <text:list-item>
                          <text:p text:style-name="P38">L’info a tourné en boucle, créant une psychose, une peur de l’attentat dans tout l’Occident </text:p>
                        </text:list-item>
                      </text:list>
                    </text:list-item>
                  </text:list>
                </text:list-item>
                <text:list-item>
                  <text:p text:style-name="P38">Amérique : Réaction hyper-nationaliste </text:p>
                  <text:list>
                    <text:list-item>
                      <text:p text:style-name="P38">Le président Bush fils met en pratique une politique nationaliste </text:p>
                    </text:list-item>
                    <text:list-item>
                      <text:p text:style-name="P39">Il fait voter le patriot-act, qui va limiter les libertés individuelles et permettre de transférer les accusés terroristes à Guantánamo à Cuba </text:p>
                    </text:list-item>
                    <text:list-item>
                      <text:p text:style-name="P40">Plusieurs pays sont soupçonnés de soutenir, voire d’être terroristes </text:p>
                    </text:list-item>
                    <text:list-item>
                      <text:p text:style-name="P41">Ils va donc y avoir une chasse</text:p>
                    </text:list-item>
                    <text:list-item>
                      <text:p text:style-name="P41">Les talibans en Afghanistan sont soutenus par Ben Laden. Les USA vont donc en avoir après lui </text:p>
                    </text:list-item>
                    <text:list-item>
                      <text:p text:style-name="P41">« Axe du mal » : Corée du Nord, Iran, Irak </text:p>
                    </text:list-item>
                  </text:list>
                </text:list-item>
                <text:list-item>
                  <text:p text:style-name="P41">2003 : Bush attaque l’Irak </text:p>
                  <text:list>
                    <text:list-item>
                      <text:p text:style-name="P41">Il accuse l’Irak d’avoir ces armes nucléaires </text:p>
                    </text:list-item>
                    <text:list-item>
                      <text:p text:style-name="P41">En fait, il chasse Ben Laden </text:p>
                    </text:list-item>
                    <text:list-item>
                      <text:p text:style-name="P41">La France et l’Allemagne s’opposent à cette guerre, et utilisent leur veto </text:p>
                      <text:list>
                        <text:list-item>
                          <text:p text:style-name="P41">L’ONU est donc censé l’interdire </text:p>
                        </text:list-item>
                      </text:list>
                    </text:list-item>
                    <text:list-item>
                      <text:p text:style-name="P41">L’Amérique décide d’attaquer tout seul, et tombe dans l’<text:span text:style-name="T10">unilatéralisme</text:span> </text:p>
                      <text:list>
                        <text:list-item>
                          <text:p text:style-name="P41">Politique extérieure d’un État qui privilégie ses propres intérêts </text:p>
                        </text:list-item>
                      </text:list>
                    </text:list-item>
                    <text:list-item>
                      <text:p text:style-name="P41">Les États-Unis utilisent le Hard-Power plutôt que le Soft-Power </text:p>
                    </text:list-item>
                    <text:list-item>
                      <text:p text:style-name="P41">Au lieu d’atténuer le terrorisme, ça accentue l’anti-américanisme </text:p>
                    </text:list-item>
                  </text:list>
                </text:list-item>
              </text:list>
              <text:p text:style-name="P41"/>
            </text:list-item>
          </text:list>
        </text:list-item>
      </text:list>
      <text:p text:style-name="P19"/>
      <text:list xml:id="list115859446467594" text:continue-numbering="true" text:style-name="L1">
        <text:list-item>
          <text:list>
            <text:list-item>
              <text:p text:style-name="P49">La puissance américaine en question</text:p>
              <text:list>
                <text:list-item>
                  <text:p text:style-name="P41">Problèmes économiques </text:p>
                  <text:list>
                    <text:list-item>
                      <text:p text:style-name="P41">Crise des subprimes </text:p>
                    </text:list-item>
                    <text:list-item>
                      <text:p text:style-name="P41">Endettement par la Chine </text:p>
                    </text:list-item>
                    <text:list-item>
                      <text:p text:style-name="P41">Fragilité économique </text:p>
                    </text:list-item>
                  </text:list>
                </text:list-item>
                <text:list-item>
                  <text:p text:style-name="P41">Image dégradée à cause de l’unilatéralisme </text:p>
                </text:list-item>
                <text:list-item>
                  <text:p text:style-name="P41">Puis arrive Barack Obama en 2009 → Changement de politique</text:p>
                  <text:list>
                    <text:list-item>
                      <text:p text:style-name="P42">Rendre à l’Amérique son Leadership </text:p>
                    </text:list-item>
                    <text:list-item>
                      <text:p text:style-name="P42">Obama met en place le Smart-Power : </text:p>
                      <text:list>
                        <text:list-item>
                          <text:p text:style-name="P42">Privilégier le Hard et le Soft Power </text:p>
                        </text:list-item>
                        <text:list-item>
                          <text:p text:style-name="P42">Réaffirmer le modèle économique libéral </text:p>
                        </text:list-item>
                        <text:list-item>
                          <text:p text:style-name="P42">Réaffirmer les droits de l’Homme </text:p>
                        </text:list-item>
                      </text:list>
                    </text:list-item>
                    <text:list-item>
                      <text:p text:style-name="P42">Preuve qu’il privilégie le Soft-Power : </text:p>
                      <text:list>
                        <text:list-header>
                          <text:p text:style-name="P42">Il refuse l’intervention en Syrie contre Daesh </text:p>
                        </text:list-header>
                      </text:list>
                    </text:list-item>
                    <text:list-item>
                      <text:p text:style-name="P42">Retour au multilatéralisme 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403" officeooo:paragraph-rsid="000f7403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istoire<text:tab/><text:tab/>T3 Sq1</text:p>
      </style:header>
      <style:footer>
        <text:p text:style-name="Footer"><text:tab/><text:span text:style-name="MT1"><text:page-number text:select-page="current">5</text:page-number></text:span>/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9:30:42.344000000</meta:creation-date>
    <dc:date>2019-05-07T11:58:58.055000000</dc:date>
    <meta:editing-duration>PT49M51S</meta:editing-duration>
    <meta:editing-cycles>9</meta:editing-cycles>
    <meta:generator>LibreOffice/5.1.6.2$Windows_x86 LibreOffice_project/07ac168c60a517dba0f0d7bc7540f5afa45f0909</meta:generator>
    <meta:document-statistic meta:table-count="0" meta:image-count="0" meta:object-count="0" meta:page-count="6" meta:paragraph-count="166" meta:word-count="1244" meta:character-count="7071" meta:non-whitespace-character-count="5989"/>
  </office:meta>
</office:document-meta>
</file>